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aramond" svg:font-family="Garamond" style:font-family-generic="roman"/>
    <style:font-face style:name="FreeSans1" svg:font-family="FreeSans" style:font-family-generic="swiss"/>
    <style:font-face style:name="Atkinson Hyperlegible" svg:font-family="'Atkinson Hyperlegible'"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Atkinson Hyperlegible" fo:font-size="15pt" officeooo:rsid="00130bfa" officeooo:paragraph-rsid="00130bfa" style:font-size-asian="15pt" style:font-size-complex="15pt"/>
    </style:style>
    <style:style style:name="P2" style:family="paragraph" style:parent-style-name="Standard">
      <style:text-properties fo:color="#333333" style:font-name="Atkinson Hyperlegible" fo:font-size="15pt" officeooo:rsid="0016cb45" officeooo:paragraph-rsid="0016cb45" style:font-size-asian="15pt" style:font-size-complex="15pt"/>
    </style:style>
    <style:style style:name="P3" style:family="paragraph" style:parent-style-name="Standard">
      <style:text-properties fo:color="#333333" style:font-name="Atkinson Hyperlegible" fo:font-size="15pt" officeooo:rsid="001ab123" officeooo:paragraph-rsid="001ab123" style:font-size-asian="15pt" style:font-size-complex="15pt"/>
    </style:style>
    <style:style style:name="P4" style:family="paragraph" style:parent-style-name="Standard">
      <style:text-properties fo:color="#333333" style:font-name="Atkinson Hyperlegible" fo:font-size="15pt" officeooo:rsid="002692d8" officeooo:paragraph-rsid="002692d8" style:font-size-asian="15pt" style:font-size-complex="15pt"/>
    </style:style>
    <style:style style:name="P5" style:family="paragraph" style:parent-style-name="Standard">
      <style:text-properties fo:color="#333333" style:font-name="Atkinson Hyperlegible" fo:font-size="15pt" officeooo:rsid="001934dd" officeooo:paragraph-rsid="001934dd" style:font-size-asian="15pt" style:font-size-complex="15pt"/>
    </style:style>
    <style:style style:name="P6" style:family="paragraph" style:parent-style-name="Standard">
      <style:text-properties fo:color="#333333" style:font-name="Atkinson Hyperlegible" fo:font-size="15pt" officeooo:rsid="00278342" officeooo:paragraph-rsid="00176e20" style:font-size-asian="15pt" style:font-size-complex="15pt"/>
    </style:style>
    <style:style style:name="P7" style:family="paragraph" style:parent-style-name="Standard">
      <style:text-properties fo:color="#333333" style:font-name="Atkinson Hyperlegible" fo:font-size="15pt" officeooo:rsid="0048d7a0" officeooo:paragraph-rsid="005a952d" style:font-size-asian="15pt" style:font-size-complex="15pt"/>
    </style:style>
    <style:style style:name="P8" style:family="paragraph" style:parent-style-name="Standard">
      <style:text-properties fo:color="#333333" style:font-name="Atkinson Hyperlegible" fo:font-size="15pt" officeooo:rsid="004759f9" officeooo:paragraph-rsid="005a952d" style:font-size-asian="15pt" style:font-size-complex="15pt"/>
    </style:style>
    <style:style style:name="P9" style:family="paragraph" style:parent-style-name="Standard">
      <style:text-properties fo:color="#333333" style:font-name="Atkinson Hyperlegible" fo:font-size="15pt" officeooo:rsid="00143eb6" officeooo:paragraph-rsid="005a952d" style:font-size-asian="15pt" style:font-size-complex="15pt"/>
    </style:style>
    <style:style style:name="P10" style:family="paragraph" style:parent-style-name="Standard">
      <style:text-properties fo:color="#333333" style:font-name="Atkinson Hyperlegible" fo:font-size="15pt" officeooo:rsid="00143eb6" officeooo:paragraph-rsid="00143eb6" style:font-size-asian="15pt" style:font-size-complex="15pt"/>
    </style:style>
    <style:style style:name="P11" style:family="paragraph" style:parent-style-name="Standard">
      <style:text-properties fo:color="#333333" style:font-name="Atkinson Hyperlegible" fo:font-size="15pt" officeooo:rsid="0037b286" officeooo:paragraph-rsid="005a952d" style:font-size-asian="15pt" style:font-size-complex="15pt"/>
    </style:style>
    <style:style style:name="P12" style:family="paragraph" style:parent-style-name="Standard">
      <style:text-properties fo:color="#333333" style:font-name="Atkinson Hyperlegible" fo:font-size="15pt" officeooo:rsid="004a02de" officeooo:paragraph-rsid="005a952d" style:font-size-asian="15pt" style:font-size-complex="15pt"/>
    </style:style>
    <style:style style:name="P13" style:family="paragraph" style:parent-style-name="Standard">
      <style:text-properties fo:color="#333333" style:font-name="Atkinson Hyperlegible" fo:font-size="15pt" officeooo:rsid="004a02de" officeooo:paragraph-rsid="004a02de" style:font-size-asian="15pt" style:font-size-complex="15pt"/>
    </style:style>
    <style:style style:name="P14" style:family="paragraph" style:parent-style-name="Standard">
      <style:text-properties fo:color="#333333" style:font-name="Atkinson Hyperlegible" fo:font-size="15pt" officeooo:rsid="003d8b1f" officeooo:paragraph-rsid="003d8b1f" style:font-size-asian="15pt" style:font-size-complex="15pt"/>
    </style:style>
    <style:style style:name="P15" style:family="paragraph" style:parent-style-name="Standard">
      <style:text-properties fo:color="#333333" style:font-name="Atkinson Hyperlegible" fo:font-size="15pt" officeooo:rsid="003f8442" officeooo:paragraph-rsid="003f8442" style:font-size-asian="15pt" style:font-size-complex="15pt"/>
    </style:style>
    <style:style style:name="P16" style:family="paragraph" style:parent-style-name="Standard">
      <style:text-properties fo:color="#333333" style:font-name="Atkinson Hyperlegible" fo:font-size="15pt" officeooo:rsid="0041572e" officeooo:paragraph-rsid="0041572e" style:font-size-asian="15pt" style:font-size-complex="15pt"/>
    </style:style>
    <style:style style:name="P17" style:family="paragraph" style:parent-style-name="Standard">
      <style:text-properties fo:color="#333333" style:font-name="Atkinson Hyperlegible" fo:font-size="15pt" officeooo:rsid="0043dc01" officeooo:paragraph-rsid="0043dc01" style:font-size-asian="15pt" style:font-size-complex="15pt"/>
    </style:style>
    <style:style style:name="P18" style:family="paragraph" style:parent-style-name="Standard">
      <style:text-properties fo:color="#333333" style:font-name="Atkinson Hyperlegible" fo:font-size="15pt" officeooo:rsid="00206eb1" officeooo:paragraph-rsid="00206eb1" style:font-size-asian="15pt" style:font-size-complex="15pt"/>
    </style:style>
    <style:style style:name="P19" style:family="paragraph" style:parent-style-name="Standard">
      <style:text-properties fo:color="#333333" style:font-name="Atkinson Hyperlegible" fo:font-size="15pt" officeooo:rsid="00626ac2" officeooo:paragraph-rsid="00626ac2" style:font-size-asian="15pt" style:font-size-complex="15pt"/>
    </style:style>
    <style:style style:name="P20" style:family="paragraph" style:parent-style-name="Standard">
      <style:text-properties fo:color="#333333" style:font-name="Atkinson Hyperlegible" fo:font-size="15pt" officeooo:rsid="006c8cf1" officeooo:paragraph-rsid="006c8cf1" style:font-size-asian="15pt" style:font-size-complex="15pt"/>
    </style:style>
    <style:style style:name="P21" style:family="paragraph" style:parent-style-name="Standard">
      <style:text-properties fo:color="#333333" style:font-name="Atkinson Hyperlegible" fo:font-size="15pt" officeooo:rsid="004f8a89" officeooo:paragraph-rsid="004f8a89" style:font-size-asian="15pt" style:font-size-complex="15pt"/>
    </style:style>
    <style:style style:name="P22" style:family="paragraph" style:parent-style-name="Standard">
      <style:text-properties fo:color="#333333" style:font-name="Atkinson Hyperlegible" fo:font-size="15pt" officeooo:rsid="0064d2fe" officeooo:paragraph-rsid="0064d2fe" style:font-size-asian="15pt" style:font-size-complex="15pt"/>
    </style:style>
    <style:style style:name="P23" style:family="paragraph" style:parent-style-name="Standard">
      <style:text-properties fo:color="#333333" style:font-name="Atkinson Hyperlegible" fo:font-size="15pt" officeooo:rsid="005c6767" officeooo:paragraph-rsid="005c6767" style:font-size-asian="15pt" style:font-size-complex="15pt"/>
    </style:style>
    <style:style style:name="P24" style:family="paragraph" style:parent-style-name="Standard">
      <style:text-properties fo:color="#333333" style:font-name="Atkinson Hyperlegible" fo:font-size="15pt" officeooo:rsid="006291e6" officeooo:paragraph-rsid="006291e6" style:font-size-asian="15pt" style:font-size-complex="15pt"/>
    </style:style>
    <style:style style:name="P25" style:family="paragraph" style:parent-style-name="Standard">
      <style:text-properties fo:color="#333333" style:font-name="Atkinson Hyperlegible" fo:font-size="15pt" officeooo:rsid="0060e39e" officeooo:paragraph-rsid="00559aca" style:font-size-asian="15pt" style:font-size-complex="15pt"/>
    </style:style>
    <style:style style:name="P26" style:family="paragraph" style:parent-style-name="Standard">
      <style:text-properties fo:color="#333333" style:font-name="Atkinson Hyperlegible" fo:font-size="15pt" officeooo:rsid="00659823" officeooo:paragraph-rsid="00659823" style:font-size-asian="15pt" style:font-size-complex="15pt"/>
    </style:style>
    <style:style style:name="P27" style:family="paragraph" style:parent-style-name="Standard">
      <style:text-properties fo:color="#333333" style:font-name="Atkinson Hyperlegible" fo:font-size="15pt" officeooo:rsid="006a3435" officeooo:paragraph-rsid="006a3435" style:font-size-asian="15pt" style:font-size-complex="15pt"/>
    </style:style>
    <style:style style:name="P28" style:family="paragraph" style:parent-style-name="Standard">
      <style:text-properties fo:color="#333333" style:font-name="Atkinson Hyperlegible" fo:font-size="15pt" officeooo:rsid="006ab3d6" officeooo:paragraph-rsid="006ab3d6" style:font-size-asian="15pt" style:font-size-complex="15pt"/>
    </style:style>
    <style:style style:name="P29" style:family="paragraph" style:parent-style-name="Standard">
      <style:text-properties fo:color="#333333" style:font-name="Atkinson Hyperlegible" fo:font-size="15pt" officeooo:rsid="006c1e95" officeooo:paragraph-rsid="006c1e95" style:font-size-asian="15pt" style:font-size-complex="15pt"/>
    </style:style>
    <style:style style:name="P30" style:family="paragraph" style:parent-style-name="Standard">
      <style:text-properties fo:color="#333333" style:font-name="Atkinson Hyperlegible" fo:font-size="15pt" officeooo:rsid="0014ed6b" officeooo:paragraph-rsid="0014ed6b" style:font-size-asian="15pt" style:font-size-complex="15pt"/>
    </style:style>
    <style:style style:name="P31" style:family="paragraph" style:parent-style-name="Standard">
      <style:text-properties fo:color="#333333" style:font-name="Atkinson Hyperlegible" fo:font-size="15pt" officeooo:rsid="002f330c" officeooo:paragraph-rsid="002f330c" style:font-size-asian="15pt" style:font-size-complex="15pt"/>
    </style:style>
    <style:style style:name="P32" style:family="paragraph" style:parent-style-name="Standard">
      <style:text-properties fo:color="#333333" style:font-name="Atkinson Hyperlegible" fo:font-size="15pt" officeooo:rsid="00169a10" officeooo:paragraph-rsid="00169a10" style:font-size-asian="15pt" style:font-size-complex="15pt"/>
    </style:style>
    <style:style style:name="P33" style:family="paragraph" style:parent-style-name="Standard">
      <style:text-properties fo:color="#333333" style:font-name="Atkinson Hyperlegible" fo:font-size="15pt" officeooo:rsid="0024ab08" officeooo:paragraph-rsid="0024ab08" style:font-size-asian="15pt" style:font-size-complex="15pt"/>
    </style:style>
    <style:style style:name="P34" style:family="paragraph" style:parent-style-name="Standard">
      <style:text-properties fo:color="#333333" style:font-name="Atkinson Hyperlegible" fo:font-size="15pt" officeooo:rsid="00295a39" officeooo:paragraph-rsid="00295a39" style:font-size-asian="15pt" style:font-size-complex="15pt"/>
    </style:style>
    <style:style style:name="P35" style:family="paragraph" style:parent-style-name="Standard">
      <style:text-properties fo:color="#333333" style:font-name="Atkinson Hyperlegible" fo:font-size="15pt" officeooo:rsid="005498ab" officeooo:paragraph-rsid="005498ab" style:font-size-asian="15pt" style:font-size-complex="15pt"/>
    </style:style>
    <style:style style:name="P36" style:family="paragraph" style:parent-style-name="Standard">
      <style:text-properties fo:color="#333333" style:font-name="Atkinson Hyperlegible" fo:font-size="15pt" fo:language="en" fo:country="US" officeooo:rsid="00278342" officeooo:paragraph-rsid="00176e20" style:font-size-asian="15pt" style:font-size-complex="15pt"/>
    </style:style>
    <style:style style:name="P37" style:family="paragraph" style:parent-style-name="Standard">
      <style:text-properties fo:color="#333333" style:font-name="Atkinson Hyperlegible" fo:font-size="15pt" fo:language="en" fo:country="US" officeooo:rsid="006c8cf1" officeooo:paragraph-rsid="006c8cf1" style:font-size-asian="15pt" style:font-size-complex="15pt"/>
    </style:style>
    <style:style style:name="P38" style:family="paragraph" style:parent-style-name="Standard">
      <style:text-properties fo:color="#333333" style:font-name="Atkinson Hyperlegible" fo:font-size="15pt" fo:language="en" fo:country="US" officeooo:rsid="006c1e95" officeooo:paragraph-rsid="006c1e95" style:font-size-asian="15pt" style:font-size-complex="15pt"/>
    </style:style>
    <style:style style:name="P39" style:family="paragraph" style:parent-style-name="Standard">
      <style:text-properties fo:color="#333333" style:font-name="Atkinson Hyperlegible" fo:font-size="15pt" fo:language="en" fo:country="US" officeooo:rsid="00295a39" officeooo:paragraph-rsid="00295a39" style:font-size-asian="15pt" style:font-size-complex="15pt"/>
    </style:style>
    <style:style style:name="P40" style:family="paragraph" style:parent-style-name="Standard">
      <style:text-properties fo:color="#333333" style:font-name="Atkinson Hyperlegible" fo:font-size="15pt" fo:language="en" fo:country="US" officeooo:rsid="005498ab" officeooo:paragraph-rsid="005498ab" style:font-size-asian="15pt" style:font-size-complex="15pt"/>
    </style:style>
    <style:style style:name="P41" style:family="paragraph" style:parent-style-name="Standard">
      <style:text-properties fo:color="#333333" style:font-name="Atkinson Hyperlegible" fo:font-size="15pt" fo:language="en" fo:country="US" officeooo:rsid="006f00ea" officeooo:paragraph-rsid="006f00ea" style:font-size-asian="15pt" style:font-size-complex="15pt"/>
    </style:style>
    <style:style style:name="P42" style:family="paragraph" style:parent-style-name="Standard">
      <style:text-properties fo:color="#333333" style:font-name="Atkinson Hyperlegible" fo:font-size="15pt" fo:language="en" fo:country="US" officeooo:rsid="0070e874" officeooo:paragraph-rsid="0070e874" style:font-size-asian="15pt" style:font-size-complex="15pt"/>
    </style:style>
    <style:style style:name="P43" style:family="paragraph" style:parent-style-name="Standard">
      <style:text-properties fo:color="#333333" style:font-name="Atkinson Hyperlegible" fo:font-size="15pt" fo:language="es" fo:country="CO" officeooo:rsid="005498ab" officeooo:paragraph-rsid="005dbf06" style:font-size-asian="15pt" style:font-size-complex="15pt"/>
    </style:style>
    <style:style style:name="P44" style:family="paragraph" style:parent-style-name="Standard">
      <style:text-properties fo:color="#333333" style:font-name="Atkinson Hyperlegible" fo:font-size="15pt" fo:language="es" fo:country="CO" officeooo:rsid="005498ab" officeooo:paragraph-rsid="005498ab" style:font-size-asian="15pt" style:font-size-complex="15pt"/>
    </style:style>
    <style:style style:name="P45" style:family="paragraph" style:parent-style-name="Standard">
      <style:text-properties fo:color="#333333" style:font-name="Atkinson Hyperlegible" fo:font-size="15pt" fo:language="es" fo:country="CO" officeooo:rsid="006f00ea" officeooo:paragraph-rsid="006f00ea" style:font-size-asian="15pt" style:font-size-complex="15pt"/>
    </style:style>
    <style:style style:name="P46" style:family="paragraph" style:parent-style-name="Standard">
      <style:text-properties fo:color="#333333" style:font-name="Atkinson Hyperlegible" fo:font-size="15pt" fo:language="es" fo:country="CO" officeooo:rsid="0070e874" officeooo:paragraph-rsid="0070e874" style:font-size-asian="15pt" style:font-size-complex="15pt"/>
    </style:style>
    <style:style style:name="P47" style:family="paragraph" style:parent-style-name="Standard">
      <style:text-properties fo:color="#333333" style:font-name="Atkinson Hyperlegible" fo:font-size="15pt" fo:language="es" fo:country="CO" officeooo:rsid="00734046" officeooo:paragraph-rsid="00734046" style:font-size-asian="15pt" style:font-size-complex="15pt"/>
    </style:style>
    <style:style style:name="P48" style:family="paragraph" style:parent-style-name="Standard">
      <style:text-properties fo:color="#333333" style:font-name="Atkinson Hyperlegible" fo:font-size="15pt" fo:language="es" fo:country="CO" officeooo:rsid="007483b7" officeooo:paragraph-rsid="007483b7" style:font-size-asian="15pt" style:font-size-complex="15pt"/>
    </style:style>
    <style:style style:name="P49" style:family="paragraph" style:parent-style-name="Standard">
      <style:text-properties style:font-name="Atkinson Hyperlegible" fo:font-size="15pt" officeooo:paragraph-rsid="00559aca" style:font-size-asian="15pt" style:font-size-complex="15pt"/>
    </style:style>
    <style:style style:name="P50" style:family="paragraph" style:parent-style-name="Standard">
      <style:text-properties style:font-name="Atkinson Hyperlegible" fo:font-size="15pt" officeooo:paragraph-rsid="0060e39e" style:font-size-asian="15pt" style:font-size-complex="15pt"/>
    </style:style>
    <style:style style:name="P51" style:family="paragraph" style:parent-style-name="Standard">
      <style:text-properties officeooo:paragraph-rsid="00734046"/>
    </style:style>
    <style:style style:name="P52" style:family="paragraph" style:parent-style-name="Heading_20_1">
      <style:text-properties style:font-name="Atkinson Hyperlegible" fo:font-size="15pt" style:font-size-asian="15pt" style:font-size-complex="15pt"/>
    </style:style>
    <style:style style:name="P53" style:family="paragraph" style:parent-style-name="Heading_20_1">
      <style:text-properties style:font-name="Atkinson Hyperlegible" fo:font-size="15pt" fo:language="en" fo:country="US" style:font-size-asian="15pt" style:font-size-complex="15pt"/>
    </style:style>
    <style:style style:name="P54" style:family="paragraph" style:parent-style-name="Heading_20_1">
      <style:text-properties style:font-name="Atkinson Hyperlegible" fo:font-size="15pt" fo:font-weight="bold" officeooo:rsid="0072ab2b" officeooo:paragraph-rsid="0072ab2b" style:font-name-asian="DejaVu Sans" style:font-size-asian="15pt" style:font-weight-asian="bold" style:font-name-complex="FreeSans" style:font-size-complex="15pt" style:font-weight-complex="bold"/>
    </style:style>
    <style:style style:name="P55" style:family="paragraph" style:parent-style-name="Heading_20_1">
      <style:text-properties fo:color="#333333" style:font-name="Atkinson Hyperlegible" fo:font-size="15pt" fo:language="es" fo:country="CO" officeooo:rsid="005498ab" officeooo:paragraph-rsid="0070e874" style:font-size-asian="15pt" style:font-size-complex="15pt"/>
    </style:style>
    <style:style style:name="P56" style:family="paragraph" style:parent-style-name="Heading_20_1">
      <style:text-properties fo:language="es" fo:country="CO"/>
    </style:style>
    <style:style style:name="P57" style:family="paragraph" style:parent-style-name="Standard">
      <style:text-properties fo:color="#333333" style:font-name="Atkinson Hyperlegible" fo:font-size="15pt" fo:language="en" fo:country="US" officeooo:rsid="0070e874" officeooo:paragraph-rsid="0070e874" style:font-size-asian="15pt" style:font-size-complex="15pt"/>
    </style:style>
    <style:style style:name="P58" style:family="paragraph" style:parent-style-name="Standard">
      <style:text-properties fo:color="#333333" style:font-name="Atkinson Hyperlegible" fo:font-size="15pt" fo:language="en" fo:country="US" officeooo:rsid="00752253" officeooo:paragraph-rsid="00752253" style:font-size-asian="15pt" style:font-size-complex="15pt"/>
    </style:style>
    <style:style style:name="P59" style:family="paragraph" style:parent-style-name="Standard">
      <style:text-properties fo:color="#333333" style:font-name="Atkinson Hyperlegible" fo:font-size="15pt" fo:language="es" fo:country="CO" officeooo:rsid="00752253" officeooo:paragraph-rsid="00752253" style:font-size-asian="15pt" style:font-size-complex="15pt"/>
    </style:style>
    <style:style style:name="T1" style:family="text">
      <style:text-properties officeooo:rsid="00176e20"/>
    </style:style>
    <style:style style:name="T2" style:family="text">
      <style:text-properties officeooo:rsid="0018fd6b"/>
    </style:style>
    <style:style style:name="T3" style:family="text">
      <style:text-properties officeooo:rsid="001c4ff1"/>
    </style:style>
    <style:style style:name="T4" style:family="text">
      <style:text-properties officeooo:rsid="001e2cf1"/>
    </style:style>
    <style:style style:name="T5" style:family="text">
      <style:text-properties officeooo:rsid="00213452"/>
    </style:style>
    <style:style style:name="T6" style:family="text">
      <style:text-properties officeooo:rsid="00230768"/>
    </style:style>
    <style:style style:name="T7" style:family="text">
      <style:text-properties officeooo:rsid="00282099"/>
    </style:style>
    <style:style style:name="T8" style:family="text">
      <style:text-properties officeooo:rsid="0028cf9c"/>
    </style:style>
    <style:style style:name="T9" style:family="text">
      <style:text-properties officeooo:rsid="002f330c"/>
    </style:style>
    <style:style style:name="T10" style:family="text">
      <style:text-properties officeooo:rsid="002f463a"/>
    </style:style>
    <style:style style:name="T11" style:family="text">
      <style:text-properties officeooo:rsid="00394417"/>
    </style:style>
    <style:style style:name="T12" style:family="text">
      <style:text-properties officeooo:rsid="0039ebb4"/>
    </style:style>
    <style:style style:name="T13" style:family="text">
      <style:text-properties officeooo:rsid="003a7bd2"/>
    </style:style>
    <style:style style:name="T14" style:family="text">
      <style:text-properties officeooo:rsid="004201f9"/>
    </style:style>
    <style:style style:name="T15" style:family="text">
      <style:text-properties officeooo:rsid="004b7e72"/>
    </style:style>
    <style:style style:name="T16" style:family="text">
      <style:text-properties fo:color="#333333" officeooo:rsid="004e49db"/>
    </style:style>
    <style:style style:name="T17" style:family="text">
      <style:text-properties fo:color="#333333" officeooo:rsid="0060e39e"/>
    </style:style>
    <style:style style:name="T18" style:family="text">
      <style:text-properties fo:color="#333333" officeooo:rsid="0046f98f"/>
    </style:style>
    <style:style style:name="T19" style:family="text">
      <style:text-properties fo:color="#333333" style:font-name="Atkinson Hyperlegible" fo:font-size="15pt" fo:language="es" fo:country="CO" officeooo:rsid="004d2100" style:font-size-asian="15pt" style:font-size-complex="15pt"/>
    </style:style>
    <style:style style:name="T20" style:family="text">
      <style:text-properties fo:color="#333333" style:font-name="Atkinson Hyperlegible" fo:font-size="15pt" fo:language="es" fo:country="CO" officeooo:rsid="00734046" style:font-size-asian="15pt" style:font-size-complex="15pt"/>
    </style:style>
    <style:style style:name="T21" style:family="text">
      <style:text-properties officeooo:rsid="00513503"/>
    </style:style>
    <style:style style:name="T22" style:family="text">
      <style:text-properties officeooo:rsid="0052fc42"/>
    </style:style>
    <style:style style:name="T23" style:family="text">
      <style:text-properties officeooo:rsid="0058c34e"/>
    </style:style>
    <style:style style:name="T24" style:family="text">
      <style:text-properties officeooo:rsid="005c6767"/>
    </style:style>
    <style:style style:name="T25" style:family="text">
      <style:text-properties officeooo:rsid="0060e39e"/>
    </style:style>
    <style:style style:name="T26" style:family="text">
      <style:text-properties officeooo:rsid="00637a82"/>
    </style:style>
    <style:style style:name="T27" style:family="text">
      <style:text-properties officeooo:rsid="00688843"/>
    </style:style>
    <style:style style:name="T28" style:family="text">
      <style:text-properties officeooo:rsid="006c73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Habilidades altamente especializadas</text:h>
      <text:p text:style-name="P1"/>
      <text:p text:style-name="P1">Búsqueda y reparación de fugas de memoria (Memory Leak) con Valgrind.</text:p>
      <text:p text:style-name="P2">Diseño, <text:span text:style-name="T1">m</text:span>ejora y <text:span text:style-name="T4">escritura </text:span>de documentación, incluso si es <text:span text:style-name="T3">inexistente.</text:span></text:p>
      <text:p text:style-name="P3">Desarrollo e implementación de sistemas de Loggin siguiendo el estándar RFC5424.</text:p>
      <text:p text:style-name="P4">Desarrollo e implementación de casos de prueba (pruebas unitarios, pruebas de integración y pruebas de sistemas).</text:p>
      <text:p text:style-name="P4">Reportes y análisis de cobertura de código <text:span text:style-name="T7">(Basados tanto en los casos de prueba como ejecución del binario)</text:span>.</text:p>
      <text:p text:style-name="P2">Análisis de comportamiento de código <text:span text:style-name="T4">a partir de binarios (Desbordamientos de búfer y depuración a accesos de memoria no permitida)</text:span>.</text:p>
      <text:p text:style-name="P5">Diseño e implementación de meta-programación para generación de binarios eficientes en espacio y tiempo de ejecución.</text:p>
      <text:p text:style-name="P6">Reportes y análisis de código ensamblador propenso a mejoras,. (Necesario para reducir el tamaño del binario y mejorar el tiempo de compilación).</text:p>
      <text:p text:style-name="P7">Implementación y evolución de plataforma de integración continua.</text:p>
      <text:p text:style-name="P8">Diseño e implementación de arquitecturas de Software basadas en componentes y microservicios.</text:p>
      <text:p text:style-name="P9">Simplifcación y refactorización de <text:span text:style-name="T5">grandes </text:span>código<text:span text:style-name="T5"> base</text:span>. <text:span text:style-name="T6">(Especializado en C/C++ y Java).</text:span></text:p>
      <text:p text:style-name="P11">Desarrollo y ejecución de pro<text:span text:style-name="T12">y</text:span>ectos usando <text:span text:style-name="T13">como </text:span>base de datos MongoDB <text:span text:style-name="T11">(NoSQL)</text:span>.</text:p>
      <text:p text:style-name="P12">Apoyo en el análisis técnico y el diseño de soluciones basadas en Software.</text:p>
      <text:p text:style-name="P12">Evaluación y prueba de nuevas soluciones y plataformas <text:span text:style-name="T15">informáticas </text:span>en el ámbito de integración de aplicaciones, microservicios, alta disponibilidad <text:span text:style-name="T15">y</text:span> rendimiento.</text:p>
      <text:p text:style-name="P6"/>
      <text:h text:style-name="P53" text:outline-level="1">Highly specialized skills</text:h>
      <text:p text:style-name="P36"/>
      <text:p text:style-name="P36">Finding and repairing memory leaks (Memory Leak) with Valgrind.</text:p>
      <text:p text:style-name="P36">Design, improvement and writing of documentation, even if non-existent.</text:p>
      <text:p text:style-name="P36">Development and implementation of Loggin systems following the RFC5424 standard.</text:p>
      <text:p text:style-name="P36">Development and implementation of test cases (unit tests, integration tests and system tests).</text:p>
      <text:p text:style-name="P36">Code coverage reporting and analysis (based on both test cases and binary execution).</text:p>
      <text:p text:style-name="P36"><text:soft-page-break/>Code behavior analysis from binaries (Buffer overflows and debugging to unallowed memory accesses).</text:p>
      <text:p text:style-name="P36">Design and implementation of meta-programming for space and runtime efficient binary generation.</text:p>
      <text:p text:style-name="P36">Reports and analysis of assembly code prone to improvements (necessary to reduce binary size and improve compile time).</text:p>
      <text:p text:style-name="P36">Implementation and evolution of continuous integration platform.</text:p>
      <text:p text:style-name="P36">Design and implementation of component and microservices based software architectures.</text:p>
      <text:p text:style-name="P36">Simplification and refactoring of large code bases. (Specialized in C/C++ and Java).</text:p>
      <text:p text:style-name="P36">Development and execution of projects using MongoDB (NoSQL) as database.</text:p>
      <text:p text:style-name="P36">Support in the technical analysis and design of Software based solutions.</text:p>
      <text:p text:style-name="P36">Evaluation and testing of new solutions and computing platforms in the field of application integration, microservices, high availability and performance.</text:p>
      <text:p text:style-name="P6"/>
      <text:h text:style-name="P52" text:outline-level="1">Proyectos</text:h>
      <text:p text:style-name="P6"/>
      <text:p text:style-name="P2">Desarrollo <text:span text:style-name="T23">e implementación </text:span>de decodificador <text:span text:style-name="T23">y encodificador</text:span> de imágenes PNG aparir de las especificaciones (Estándar PNG v1.2).</text:p>
      <text:p text:style-name="P14">Desarrollo e implementación de decodificador y encodificador basado en el algoritmo Huffman Coding para binarización y cifrado de datos.</text:p>
      <text:p text:style-name="P15">Desarrollo e implementación de programa informático para conversión de archivos PO a XML.</text:p>
      <text:p text:style-name="P16">Desarrollo e implementación de base de datos <text:span text:style-name="T14">(Soporte a operaciones CRUD) </text:span>para trabajo sobre archivos CVS.</text:p>
      <text:p text:style-name="P17">Desarrollo e implementación de algoritmo A* (Pathfinding).</text:p>
      <text:p text:style-name="P18">Desarrollo <text:span text:style-name="T23">e implementación </text:span>de editor hexadecimal para cualquier tipo de archivo. (Implementado en Qt 5.5).</text:p>
      <text:p text:style-name="P19">Desarrollo e implementación de aplicación Web enfocada en móviles.</text:p>
      <text:p text:style-name="P20">Desarrollo e implementación de motor gráfico bidimensional, usando OpenGL y SDL. </text:p>
      <text:p text:style-name="P20">Desarrollo e implementación de marco de trabajo para el diseño, implementación y desarrollo de programas con requerimientos de renderizado y uso de algoritmos (Cifrado, Compresión, Pathfinding, etc …).</text:p>
      <text:p text:style-name="P20"/>
      <text:h text:style-name="P53" text:outline-level="1">Projects</text:h>
      <text:p text:style-name="P37"/>
      <text:p text:style-name="P37"><text:soft-page-break/>Development and implementation of PNG image decoder and encoder according to the specifications (PNG Standard v1.2).</text:p>
      <text:p text:style-name="P37">Development and implementation of decoder and encoder based on Huffman Coding algorithm for data binarization and encryption.</text:p>
      <text:p text:style-name="P37">Development and implementation of software for conversion of PO files to XML.</text:p>
      <text:p text:style-name="P37">Development and implementation of database (CRUD operations support) for working on CVS files.</text:p>
      <text:p text:style-name="P37">Development and implementation of A* algorithm (Pathfinding).</text:p>
      <text:p text:style-name="P37">Development and implementation of hexadecimal editor for any type of file. (Implemented in Qt 5.5).</text:p>
      <text:p text:style-name="P37">Development and implementation of Web application focused on cell phones.</text:p>
      <text:p text:style-name="P37">Development and implementation of two-dimensional graphics engine, using OpenGL and SDL. </text:p>
      <text:p text:style-name="P37">Development and implementation of framework for the design, implementation and development of programs with rendering requirements and use of algorithms (Encryption, Compression, Pathfinding, etc ...).</text:p>
      <text:h text:style-name="P52" text:outline-level="1">Experiencia tecnológica</text:h>
      <text:p text:style-name="P21"/>
      <text:p text:style-name="P21"><text:span text:style-name="T25">E</text:span>xperiencia en el desarrollo de componentes y microservicios.</text:p>
      <text:p text:style-name="P22">Experiencia en refactorización de grandes códigos bases.</text:p>
      <text:p text:style-name="P22">Experiencia en refactorización de software heredado.</text:p>
      <text:p text:style-name="P23">Experiencia en C/C++ (Programación a bajo nivel). Con soporte al estándar 99, 11, 14, 17 y 20.</text:p>
      <text:p text:style-name="P13">Experiencia en Java 8, <text:span text:style-name="T24">12</text:span> y versiones posteriores.</text:p>
      <text:p text:style-name="P13">Experiencia con BBDD no relacionales (Mongo DB).</text:p>
      <text:p text:style-name="P13">Experiencia en desarrollo de aplicaciones: React, NodeJS, <text:span text:style-name="T21">Bootstrap.</text:span></text:p>
      <text:p text:style-name="P23">Experiencia en desarrollo de aplicaciones Web: <text:s/>HTML, CSS y Javacscript.</text:p>
      <text:p text:style-name="P24">Experiencia en desarrollo de aplicaciones Web enfocadas a móviles.</text:p>
      <text:p text:style-name="P13">Experiencia con entornos de integración continua (Jenkins, Sonar, Mockito, Cucumber, Junit…).</text:p>
      <text:p text:style-name="P49"><text:span text:style-name="T16">E</text:span><text:span text:style-name="T17">xperiencia en Software de control de versiones (Git, Github, Fossy, etc ...).</text:span></text:p>
      <text:p text:style-name="P50"><text:span text:style-name="T18">E</text:span><text:span text:style-name="T17">xperiencia</text:span><text:span text:style-name="T18"> de dinámicas de control de versiones (Pull Request, Push, Fork, etc ...).</text:span></text:p>
      <text:p text:style-name="P25">Experiencia en análisis y mejoraras de rendimiento en paginas web (Chromiun Development Tools y Lighthouse).</text:p>
      <text:p text:style-name="P26">Experiencia en el desarrollo de documentación correspondiente a la parte ejecutada dentro del proyecto.</text:p>
      <text:p text:style-name="P26"><text:span text:style-name="T27">Experiencia en la participación de </text:span>tareas de puesta en producción de los sistemas desarrollados (preparación de entrega, implantación, soporte).</text:p>
      <text:p text:style-name="P27">Experiencia en mantenimiento de los sistemas de información.</text:p>
      <text:p text:style-name="P28"><text:soft-page-break/>Experiencia en la documentación técnica del proyecto.</text:p>
      <text:p text:style-name="P29">Experiencia en análisis funcional y elaboración de documentación funcional <text:span text:style-name="T28">sobre el </text:span>proyecto.</text:p>
      <text:p text:style-name="P29"/>
      <text:h text:style-name="P53" text:outline-level="1">Technological experience</text:h>
      <text:p text:style-name="P38"/>
      <text:p text:style-name="P38">Experience in the development of components and microservices.</text:p>
      <text:p text:style-name="P38">Experience in refactoring large code bases.</text:p>
      <text:p text:style-name="P38">Experience in refactoring legacy software.</text:p>
      <text:p text:style-name="P38">Experience in C/C++ (low level programming). Supporting standard 99, 11, 14, 17 and 20.</text:p>
      <text:p text:style-name="P38">Experience in Java 8, 12 and later versions.</text:p>
      <text:p text:style-name="P38">Experience with non-relational databases (Mongo DB).</text:p>
      <text:p text:style-name="P38">Experience in application development: React, NodeJS, Bootstrap.</text:p>
      <text:p text:style-name="P38">Web application development experience: <text:s/>HTML, CSS and Javacscript.</text:p>
      <text:p text:style-name="P38">Experience in mobile-focused web application development.</text:p>
      <text:p text:style-name="P38">Experience with continuous integration environments (Jenkins, Sonar, Mockito, Cucumber, Junit...).</text:p>
      <text:p text:style-name="P38">Experience with version control software (Git, Github, Fossy, etc ...).</text:p>
      <text:p text:style-name="P38">Experience with version control dynamics (Pull Request, Push, Fork, etc ...).</text:p>
      <text:p text:style-name="P38">Experience in web page analysis and performance improvement (Chromiun Development Tools and Lighthouse).</text:p>
      <text:p text:style-name="P38">Experience in the development of documentation corresponding to the executed part of the project.</text:p>
      <text:p text:style-name="P38">Experience in the participation of tasks of putting into production of the developed systems (preparation of delivery, implementation, support).</text:p>
      <text:p text:style-name="P38">Experience in maintenance of information systems.</text:p>
      <text:p text:style-name="P38">Experience in the technical documentation of the project.</text:p>
      <text:p text:style-name="P38">Experience in functional analysis and elaboration of functional documentation on the project.</text:p>
      <text:h text:style-name="P52" text:outline-level="1">Habilidades <text:span text:style-name="T22">en el servicio </text:span>al <text:span text:style-name="T22">c</text:span>liente</text:h>
      <text:p text:style-name="P10"/>
      <text:p text:style-name="P30">6 años de experiencia en servicio y atención <text:span text:style-name="T26">a</text:span> clientes y personas (<text:span text:style-name="T26">tanto física como virtual</text:span>).</text:p>
      <text:p text:style-name="P31"><text:span text:style-name="T10">3 años en c</text:span>oordinación de equipos de trabajo y realización de mútiples tareas en equipo.</text:p>
      <text:p text:style-name="P30">Excelente carisma, <text:span text:style-name="T9">actitud, </text:span>interacción y trato con <text:span text:style-name="T9">clientes, equipos y personas</text:span>.</text:p>
      <text:p text:style-name="P32">Excelente <text:span text:style-name="T2">presentación </text:span>personal.</text:p>
      <text:p text:style-name="P33">Excelente vocabulario y habilidades de <text:span text:style-name="T8">persuasión.</text:span></text:p>
      <text:p text:style-name="P34"><text:soft-page-break/>Excelente redacción, tanto en Español como en Inglés.</text:p>
      <text:p text:style-name="P34"/>
      <text:h text:style-name="P53" text:outline-level="1">Customer service skills</text:h>
      <text:p text:style-name="P39"/>
      <text:p text:style-name="P39">6 years of experience in customer service and customer care (both physical and virtual).</text:p>
      <text:p text:style-name="P39">3 years in team coordination and team multi-tasking.</text:p>
      <text:p text:style-name="P39">Excellent charisma, attitude, interaction and interaction with customers, teams and individuals.</text:p>
      <text:p text:style-name="P39">Excellent personal presentation.</text:p>
      <text:p text:style-name="P39">Excellent vocabulary and persuasion skills.</text:p>
      <text:p text:style-name="P39">Excellent writing skills, both in Spanish and English.</text:p>
      <text:p text:style-name="P34"/>
      <text:h text:style-name="P54" text:outline-level="1">Statement</text:h>
      <text:p text:style-name="P35"/>
      <text:p text:style-name="P40">Desire to learn new technologies, platforms and solutions, in addition to solving problems that affect the organization, the goal as an engineer is the resolution of problems covering areas such as: computational performance, consumption of computational resources, software maintainability and process automation, highly desirable aspects for any organization.</text:p>
      <text:p text:style-name="P40"/>
      <text:p text:style-name="P40">My highly developed focus areas have been: performance, consumption, software maintainability and process automation, applying: design patterns, SOLID principles, MVC models, module-based development, microservices, automatic dependency management and the use of standards developed by international standardization organizations.</text:p>
      <text:h text:style-name="P55" text:outline-level="1">Declaración</text:h>
      <text:p text:style-name="P44"/>
      <text:p text:style-name="P51"><text:span text:style-name="T19">Deseo por aprender nuevas tecnologías, plataformas y soluciones, </text:span><text:span text:style-name="T20">además de solucionar problemas que afectan a la organización, el objetivo como ingeniero es la resolución de problemas que abarcan áreas tales como: rendimiento computacional, consumo de recursos computacionales, mantenibilidad del software y automatización de procesos, aspectos altamente deseables por toda organización.</text:span></text:p>
      <text:p text:style-name="P47"/>
      <text:p text:style-name="P51"><text:span text:style-name="T20">Mis áreas de enfoque altamente desarrolladas han sido: rendimiento, consumo, mantenibilidad del software y automatización de procesos, aplicando: patrones de diseño, principios SOLID, modelos MVC, desarrollo basado en módulos, microservicos, gestión de dependencias de forma </text:span><text:soft-page-break/><text:span text:style-name="T20">automatica y el uso de estándares desarrollados por organismos de estandarización internacionales.</text:span></text:p>
      <text:p text:style-name="P43"/>
      <text:h text:style-name="P52" text:outline-level="1">Desarrollador Independiente</text:h>
      <text:p text:style-name="P45"/>
      <text:p text:style-name="P45">Desarrollo de plataforma web enfocada en equipos móviles para gestión de registros contables, nomina y pago de facturas, usando tecnologías HTML5, CSS3 y Javascript para el lado del cliente y del lado del servidor: NodeJS y MongoDB. Uso de patrones de diseño de Software, SOLID y MVC.</text:p>
      <text:p text:style-name="P45"/>
      <text:h text:style-name="P53" text:outline-level="1">Freelance Developer</text:h>
      <text:p text:style-name="P41"/>
      <text:p text:style-name="P41">Development of web platform focused on mobile devices for accounting records management, payroll and invoice payment, using HTML5, CSS3 and Javascript technologies for client side and server side: NodeJS and MongoDB. Use of Software design patterns, SOLID and MVC.</text:p>
      <text:p text:style-name="P41"/>
      <text:h text:style-name="P52" text:outline-level="1">Servicio al cliente</text:h>
      <text:p text:style-name="P45"/>
      <text:p text:style-name="P46">6 años de experiencia trabajando de la mano del cliente, personas y equipo, resolviendo su dudas y apoyándolos en los procesos que requieran (compra u/o obtención de productos y servicios), guiándolos y llevándolos de la mano, todo gracias al excelente trato que brindo para con todos y al excelso conocimiento recolectado de los procesos internos de la organización.</text:p>
      <text:p text:style-name="P46"/>
      <text:h text:style-name="Heading_20_1" text:outline-level="1">Customer Service</text:h>
      <text:p text:style-name="P42"/>
      <text:p text:style-name="P42">6 years of experience working hand in hand with the client, people and team, solving their doubts and supporting them in the processes they require (purchase or/and obtaining of products and services), guiding them and taking them by the hand, all thanks to the excellent treatment I give to everyone and the excellent knowledge collected from the internal processes of the organization.</text:p>
      <text:p text:style-name="P42"/>
      <text:h text:style-name="Heading_20_1" text:outline-level="1">Estudios</text:h>
      <text:p text:style-name="P59"/>
      <text:p text:style-name="P59"><text:soft-page-break/>Soy estudiante de la Universidad Santiago de Cali, he participado en todos los eventos de robótica auspiciados por la universidad, encargándome de la parte de programación a bajo nivel. Mi trabajo ha servido como base para el desarrollo de nuevas proyectos. Mi tesis ya ha sido aprobada con una nota de 5,0/5,0 titulada: “Análisis de beneficios y riesgos de usar la cobertura de código”.</text:p>
      <text:p text:style-name="P59"/>
      <text:h text:style-name="Heading_20_1" text:outline-level="1">Studies</text:h>
      <text:p text:style-name="P59"/>
      <text:p text:style-name="P58">I am a student at the University of Santiago de Cali, I have participated in all robotics events sponsored by the university, taking care of the programming part at low level. My work has served as a basis for the development of new projects. My thesis has already been approved with a grade of 5.0/5.0 titled: "Analysis of benefits and risks of using code coverage".</text:p>
      <text:h text:style-name="P56" text:outline-level="1">Referencia</text:h>
      <text:p text:style-name="P48"/>
      <text:p text:style-name="P48">https://enjoybahia.es/portfolio/delivery-manag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aramond" svg:font-family="Garamond" style:font-family-generic="roman"/>
    <style:font-face style:name="FreeSans1" svg:font-family="FreeSans" style:font-family-generic="swiss"/>
    <style:font-face style:name="Atkinson Hyperlegible" svg:font-family="'Atkinson Hyperlegible'"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aramond" fo:font-size="12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Garamond" fo:font-size="12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ramond" fo:font-family="Garamond"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ramond" fo:font-family="Garamond"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ramond" fo:font-family="Garamond"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tkinson Hyperlegible" fo:font-family="'Atkinson Hyperlegible'" style:font-pitch="variable" fo:font-size="15pt" fo:language="en" fo:country="US" fo:font-weight="bold" style:font-size-asian="15pt" style:font-weight-asian="bold" style:font-size-complex="1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an Andrés Buriticá Salazar</meta:initial-creator>
    <meta:creation-date>2021-01-26T22:24:00.950129619</meta:creation-date>
    <dc:date>2021-02-06T22:34:47.982212475</dc:date>
    <dc:creator>Joan Andrés Buriticá Salazar</dc:creator>
    <meta:editing-duration>PT22H51M33S</meta:editing-duration>
    <meta:editing-cycles>92</meta:editing-cycles>
    <meta:generator>LibreOfficeDev/6.3.4.2$Linux_X86_64 LibreOffice_project/</meta:generator>
    <meta:document-statistic meta:table-count="0" meta:image-count="0" meta:object-count="0" meta:page-count="7" meta:paragraph-count="122" meta:word-count="1653" meta:character-count="11868" meta:non-whitespace-character-count="10333"/>
  </office:meta>
</office:document-meta>
</file>